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113cm" svg:y="1.834cm">
            <draw:object draw:notify-on-update-of-ranges="Sheet1.B2:Sheet1.B6 Sheet1.C2:Sheet1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λ (nm)</text:p>
          </table:table-cell>
          <table:table-cell table:style-name="ce1" office:value-type="string" calcext:value-type="string">
            <text:p>ν (Hz)</text:p>
          </table:table-cell>
          <table:table-cell office:value-type="string" calcext:value-type="string">
            <text:p>V<text:span text:style-name="T1">0</text:span>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299792458/([.A2]*0.000000001)" office:value-type="float" office:value="472114107086614" calcext:value-type="float">
            <text:p>472114107086614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299792458/([.A3]*0.000000001)" office:value-type="float" office:value="525951680701754" calcext:value-type="float">
            <text:p>525951680701754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299792458/([.A4]*0.000000001)" office:value-type="float" office:value="555171218518519" calcext:value-type="float">
            <text:p>555171218518519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299792458/([.A5]*0.000000001)" office:value-type="float" office:value="599584916000000" calcext:value-type="float">
            <text:p>599584916000000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299792458/([.A6]*0.000000001)" office:value-type="float" office:value="651722734782609" calcext:value-type="float">
            <text:p>651722734782609</text:p>
          </table:table-cell>
          <table:table-cell office:value-type="float" office:value="-1.11" calcext:value-type="float">
            <text:p>-1.11</text:p>
          </table:table-cell>
        </table:table-row>
      </table:table>
      <table:table table:name="Sheet2" table:style-name="ta1">
        <table:shapes>
          <draw:frame draw:z-index="0" draw:style-name="gr1" draw:text-style-name="P1" svg:width="15.996cm" svg:height="9.01cm" svg:x="14.292cm" svg:y="0.387cm">
            <draw:object draw:notify-on-update-of-ranges="Sheet2.A4:Sheet2.A17 Sheet2.D4:Sheet2.D17 Sheet2.A4:Sheet2.A17 Sheet2.E4:Sheet2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1cm" svg:x="14.355cm" svg:y="10.02cm">
            <draw:object draw:notify-on-update-of-ranges="Sheet2.A22:Sheet2.A35 Sheet2.D22:Sheet2.D35 Sheet2.A22:Sheet2.A35 Sheet2.E22:Sheet2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5"/>
        <table:table-row table:style-name="ro2">
          <table:table-cell table:style-name="ce2" office:value-type="string" calcext:value-type="string">
            <text:p>λ</text:p>
          </table:table-cell>
          <table:table-cell office:value-type="float" office:value="635" calcext:value-type="float">
            <text:p>63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<text:span text:style-name="T1">R</text:span></text:p>
          </table:table-cell>
          <table:table-cell table:number-columns-repeated="2" table:style-name="ce3" office:value-type="string" calcext:value-type="string">
            <text:p>I (nA)</text:p>
          </table:table-cell>
          <table:table-cell table:style-name="ce3" office:value-type="string" calcext:value-type="string">
            <text:p>I<text:span text:style-name="T1">N </text:span><text:span text:style-name="T2">(nA)</text:span></text:p>
          </table:table-cell>
          <table:table-cell table:style-name="ce3" office:value-type="string" calcext:value-type="string">
            <text:p>I<text:span text:style-name="T1">N </text:span><text:span text:style-name="T3">(nA)</text:span>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.00</text:p>
          </table:table-cell>
          <table:table-cell table:style-name="ce6" office:value-type="float" office:value="0.3" calcext:value-type="float">
            <text:p>0.300</text:p>
          </table:table-cell>
          <table:table-cell table:style-name="ce6" office:value-type="float" office:value="0.123" calcext:value-type="float">
            <text:p>0.123</text:p>
          </table:table-cell>
          <table:table-cell table:style-name="ce6" table:formula="of:=[.B4]/[.B$4]" office:value-type="float" office:value="1" calcext:value-type="float">
            <text:p>1.000</text:p>
          </table:table-cell>
          <table:table-cell table:style-name="ce6" table:formula="of:=[.C4]/[.C$4]" office:value-type="float" office:value="1" calcext:value-type="float">
            <text:p>1.000</text:p>
          </table:table-cell>
          <table:table-cell table:number-columns-repeated="1019"/>
        </table:table-row>
        <table:table-row table:style-name="ro2">
          <table:table-cell table:style-name="ce4" office:value-type="float" office:value="-0.03" calcext:value-type="float">
            <text:p>-0.03</text:p>
          </table:table-cell>
          <table:table-cell table:style-name="ce6" office:value-type="float" office:value="0.23" calcext:value-type="float">
            <text:p>0.230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table:formula="of:=[.B5]/[.B$4]" office:value-type="float" office:value="0.766666666666667" calcext:value-type="float">
            <text:p>0.767</text:p>
          </table:table-cell>
          <table:table-cell table:style-name="ce6" table:formula="of:=[.C5]/[.C$4]" office:value-type="float" office:value="0.747967479674797" calcext:value-type="float">
            <text:p>0.748</text:p>
          </table:table-cell>
          <table:table-cell table:number-columns-repeated="1019"/>
        </table:table-row>
        <table:table-row table:style-name="ro2">
          <table:table-cell table:style-name="ce4" office:value-type="float" office:value="-0.06" calcext:value-type="float">
            <text:p>-0.06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table:formula="of:=[.B6]/[.B$4]" office:value-type="float" office:value="0.583333333333333" calcext:value-type="float">
            <text:p>0.583</text:p>
          </table:table-cell>
          <table:table-cell table:style-name="ce6" table:formula="of:=[.C6]/[.C$4]" office:value-type="float" office:value="0.552845528455285" calcext:value-type="float">
            <text:p>0.553</text:p>
          </table:table-cell>
          <table:table-cell table:number-columns-repeated="1019"/>
        </table:table-row>
        <table:table-row table:style-name="ro2">
          <table:table-cell table:style-name="ce4" office:value-type="float" office:value="-0.09" calcext:value-type="float">
            <text:p>-0.09</text:p>
          </table:table-cell>
          <table:table-cell table:style-name="ce6" office:value-type="float" office:value="0.13" calcext:value-type="float">
            <text:p>0.130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table:formula="of:=[.B7]/[.B$4]" office:value-type="float" office:value="0.433333333333333" calcext:value-type="float">
            <text:p>0.433</text:p>
          </table:table-cell>
          <table:table-cell table:style-name="ce6" table:formula="of:=[.C7]/[.C$4]" office:value-type="float" office:value="0.398373983739837" calcext:value-type="float">
            <text:p>0.398</text:p>
          </table:table-cell>
          <table:table-cell table:number-columns-repeated="1019"/>
        </table:table-row>
        <table:table-row table:style-name="ro2">
          <table:table-cell table:style-name="ce4" office:value-type="float" office:value="-0.12" calcext:value-type="float">
            <text:p>-0.12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0.031" calcext:value-type="float">
            <text:p>0.031</text:p>
          </table:table-cell>
          <table:table-cell table:style-name="ce6" table:formula="of:=[.B8]/[.B$4]" office:value-type="float" office:value="0.276666666666667" calcext:value-type="float">
            <text:p>0.277</text:p>
          </table:table-cell>
          <table:table-cell table:style-name="ce6" table:formula="of:=[.C8]/[.C$4]" office:value-type="float" office:value="0.252032520325203" calcext:value-type="float">
            <text:p>0.252</text:p>
          </table:table-cell>
          <table:table-cell table:number-columns-repeated="1019"/>
        </table:table-row>
        <table:table-row table:style-name="ro2">
          <table:table-cell table:style-name="ce4" office:value-type="float" office:value="-0.15" calcext:value-type="float">
            <text:p>-0.15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table:formula="of:=[.B9]/[.B$4]" office:value-type="float" office:value="0.176666666666667" calcext:value-type="float">
            <text:p>0.177</text:p>
          </table:table-cell>
          <table:table-cell table:style-name="ce6" table:formula="of:=[.C9]/[.C$4]" office:value-type="float" office:value="0.146341463414634" calcext:value-type="float">
            <text:p>0.146</text:p>
          </table:table-cell>
          <table:table-cell table:number-columns-repeated="1019"/>
        </table:table-row>
        <table:table-row table:style-name="ro2">
          <table:table-cell table:style-name="ce4" office:value-type="float" office:value="-0.18" calcext:value-type="float">
            <text:p>-0.18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table:formula="of:=[.B10]/[.B$4]" office:value-type="float" office:value="0.11" calcext:value-type="float">
            <text:p>0.110</text:p>
          </table:table-cell>
          <table:table-cell table:style-name="ce6" table:formula="of:=[.C10]/[.C$4]" office:value-type="float" office:value="0.0975609756097561" calcext:value-type="float">
            <text:p>0.098</text:p>
          </table:table-cell>
          <table:table-cell table:number-columns-repeated="1019"/>
        </table:table-row>
        <table:table-row table:style-name="ro2">
          <table:table-cell table:style-name="ce4" office:value-type="float" office:value="-0.21" calcext:value-type="float">
            <text:p>-0.21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[.B11]/[.B$4]" office:value-type="float" office:value="0.06" calcext:value-type="float">
            <text:p>0.060</text:p>
          </table:table-cell>
          <table:table-cell table:style-name="ce6" table:formula="of:=[.C11]/[.C$4]" office:value-type="float" office:value="0.0650406504065041" calcext:value-type="float">
            <text:p>0.065</text:p>
          </table:table-cell>
          <table:table-cell table:number-columns-repeated="1019"/>
        </table:table-row>
        <table:table-row table:style-name="ro2">
          <table:table-cell table:style-name="ce4" office:value-type="float" office:value="-0.24" calcext:value-type="float">
            <text:p>-0.24</text:p>
          </table:table-cell>
          <table:table-cell table:style-name="ce6" office:value-type="float" office:value="0.01" calcext:value-type="float">
            <text:p>0.010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[.B12]/[.B$4]" office:value-type="float" office:value="0.0333333333333333" calcext:value-type="float">
            <text:p>0.033</text:p>
          </table:table-cell>
          <table:table-cell table:style-name="ce6" table:formula="of:=[.C12]/[.C$4]" office:value-type="float" office:value="0.032520325203252" calcext:value-type="float">
            <text:p>0.033</text:p>
          </table:table-cell>
          <table:table-cell table:number-columns-repeated="1019"/>
        </table:table-row>
        <table:table-row table:style-name="ro2">
          <table:table-cell table:style-name="ce4" office:value-type="float" office:value="-0.27" calcext:value-type="float">
            <text:p>-0.27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[.B13]/[.B$4]" office:value-type="float" office:value="0.0166666666666667" calcext:value-type="float">
            <text:p>0.017</text:p>
          </table:table-cell>
          <table:table-cell table:style-name="ce6" table:formula="of:=[.C13]/[.C$4]" office:value-type="float" office:value="0.024390243902439" calcext:value-type="float">
            <text:p>0.024</text:p>
          </table:table-cell>
          <table:table-cell table:number-columns-repeated="1019"/>
        </table:table-row>
        <table:table-row table:style-name="ro2">
          <table:table-cell table:style-name="ce4" office:value-type="float" office:value="-0.3" calcext:value-type="float">
            <text:p>-0.30</text:p>
          </table:table-cell>
          <table:table-cell table:number-columns-repeated="2" table:style-name="ce6" office:value-type="float" office:value="0.002" calcext:value-type="float">
            <text:p>0.002</text:p>
          </table:table-cell>
          <table:table-cell table:style-name="ce6" table:formula="of:=[.B14]/[.B$4]" office:value-type="float" office:value="0.00666666666666667" calcext:value-type="float">
            <text:p>0.007</text:p>
          </table:table-cell>
          <table:table-cell table:style-name="ce6" table:formula="of:=[.C14]/[.C$4]" office:value-type="float" office:value="0.016260162601626" calcext:value-type="float">
            <text:p>0.016</text:p>
          </table:table-cell>
          <table:table-cell table:number-columns-repeated="1019"/>
        </table:table-row>
        <table:table-row table:style-name="ro2">
          <table:table-cell table:style-name="ce4" office:value-type="float" office:value="-0.33" calcext:value-type="float">
            <text:p>-0.33</text:p>
          </table:table-cell>
          <table:table-cell table:number-columns-repeated="2" table:style-name="ce6" office:value-type="float" office:value="0.001" calcext:value-type="float">
            <text:p>0.001</text:p>
          </table:table-cell>
          <table:table-cell table:style-name="ce6" table:formula="of:=[.B15]/[.B$4]" office:value-type="float" office:value="0.00333333333333333" calcext:value-type="float">
            <text:p>0.003</text:p>
          </table:table-cell>
          <table:table-cell table:style-name="ce6" table:formula="of:=[.C15]/[.C$4]" office:value-type="float" office:value="0.00813008130081301" calcext:value-type="float">
            <text:p>0.008</text:p>
          </table:table-cell>
          <table:table-cell table:number-columns-repeated="1019"/>
        </table:table-row>
        <table:table-row table:style-name="ro2">
          <table:table-cell table:style-name="ce4" office:value-type="float" office:value="-0.36" calcext:value-type="float">
            <text:p>-0.3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table:formula="of:=[.B16]/[.B$4]" office:value-type="float" office:value="0" calcext:value-type="float">
            <text:p>0.000</text:p>
          </table:table-cell>
          <table:table-cell table:style-name="ce6" table:formula="of:=[.C16]/[.C$4]" office:value-type="float" office:value="0.00813008130081301" calcext:value-type="float">
            <text:p>0.008</text:p>
          </table:table-cell>
          <table:table-cell table:number-columns-repeated="1019"/>
        </table:table-row>
        <table:table-row table:style-name="ro2">
          <table:table-cell table:style-name="ce4" office:value-type="float" office:value="-0.39" calcext:value-type="float">
            <text:p>-0.39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style-name="ce6" table:formula="of:=[.B17]/[.B$4]" office:value-type="float" office:value="0" calcext:value-type="float">
            <text:p>0.000</text:p>
          </table:table-cell>
          <table:table-cell table:style-name="ce6" table:formula="of:=[.C17]/[.C$4]" office:value-type="float" office:value="0" calcext:value-type="float">
            <text:p>0.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λ</text:p>
          </table:table-cell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<text:span text:style-name="T1">R</text:span></text:p>
          </table:table-cell>
          <table:table-cell table:number-columns-repeated="2" table:style-name="ce3" office:value-type="string" calcext:value-type="string">
            <text:p>I (nA)</text:p>
          </table:table-cell>
          <table:table-cell table:style-name="ce3" office:value-type="string" calcext:value-type="string">
            <text:p>I<text:span text:style-name="T1">N </text:span><text:span text:style-name="T2">(nA)</text:span></text:p>
          </table:table-cell>
          <table:table-cell table:style-name="ce3" office:value-type="string" calcext:value-type="string">
            <text:p>I<text:span text:style-name="T1">N </text:span><text:span text:style-name="T3">(nA)</text:span>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.00</text:p>
          </table:table-cell>
          <table:table-cell table:style-name="ce6" office:value-type="float" office:value="0.883" calcext:value-type="float">
            <text:p>0.883</text:p>
          </table:table-cell>
          <table:table-cell table:style-name="ce6" office:value-type="float" office:value="0.355" calcext:value-type="float">
            <text:p>0.355</text:p>
          </table:table-cell>
          <table:table-cell table:style-name="ce6" table:formula="of:=[.B22]/[.B$22]" office:value-type="float" office:value="1" calcext:value-type="float">
            <text:p>1.000</text:p>
          </table:table-cell>
          <table:table-cell table:style-name="ce6" table:formula="of:=[.C22]/[.C$22]" office:value-type="float" office:value="1" calcext:value-type="float">
            <text:p>1.000</text:p>
          </table:table-cell>
          <table:table-cell table:number-columns-repeated="1019"/>
        </table:table-row>
        <table:table-row table:style-name="ro2">
          <table:table-cell table:style-name="ce4" office:value-type="float" office:value="-0.08" calcext:value-type="float">
            <text:p>-0.08</text:p>
          </table:table-cell>
          <table:table-cell table:style-name="ce6" office:value-type="float" office:value="0.633" calcext:value-type="float">
            <text:p>0.633</text:p>
          </table:table-cell>
          <table:table-cell table:style-name="ce6" office:value-type="float" office:value="0.262" calcext:value-type="float">
            <text:p>0.262</text:p>
          </table:table-cell>
          <table:table-cell table:style-name="ce6" table:formula="of:=[.B23]/[.B$22]" office:value-type="float" office:value="0.716874292185731" calcext:value-type="float">
            <text:p>0.717</text:p>
          </table:table-cell>
          <table:table-cell table:style-name="ce6" table:formula="of:=[.C23]/[.C$22]" office:value-type="float" office:value="0.738028169014085" calcext:value-type="float">
            <text:p>0.738</text:p>
          </table:table-cell>
          <table:table-cell table:number-columns-repeated="1019"/>
        </table:table-row>
        <table:table-row table:style-name="ro2">
          <table:table-cell table:style-name="ce4" office:value-type="float" office:value="-0.16" calcext:value-type="float">
            <text:p>-0.16</text:p>
          </table:table-cell>
          <table:table-cell table:style-name="ce6" office:value-type="float" office:value="0.454" calcext:value-type="float">
            <text:p>0.454</text:p>
          </table:table-cell>
          <table:table-cell table:style-name="ce6" office:value-type="float" office:value="0.17" calcext:value-type="float">
            <text:p>0.170</text:p>
          </table:table-cell>
          <table:table-cell table:style-name="ce6" table:formula="of:=[.B24]/[.B$22]" office:value-type="float" office:value="0.514156285390713" calcext:value-type="float">
            <text:p>0.514</text:p>
          </table:table-cell>
          <table:table-cell table:style-name="ce6" table:formula="of:=[.C24]/[.C$22]" office:value-type="float" office:value="0.47887323943662" calcext:value-type="float">
            <text:p>0.479</text:p>
          </table:table-cell>
          <table:table-cell table:number-columns-repeated="1019"/>
        </table:table-row>
        <table:table-row table:style-name="ro2">
          <table:table-cell table:style-name="ce4" office:value-type="float" office:value="-0.24" calcext:value-type="float">
            <text:p>-0.24</text:p>
          </table:table-cell>
          <table:table-cell table:style-name="ce6" office:value-type="float" office:value="0.278" calcext:value-type="float">
            <text:p>0.278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table:formula="of:=[.B25]/[.B$22]" office:value-type="float" office:value="0.314835787089468" calcext:value-type="float">
            <text:p>0.315</text:p>
          </table:table-cell>
          <table:table-cell table:style-name="ce6" table:formula="of:=[.C25]/[.C$22]" office:value-type="float" office:value="0.307042253521127" calcext:value-type="float">
            <text:p>0.307</text:p>
          </table:table-cell>
          <table:table-cell table:number-columns-repeated="1019"/>
        </table:table-row>
        <table:table-row table:style-name="ro2">
          <table:table-cell table:style-name="ce4" office:value-type="float" office:value="-0.32" calcext:value-type="float">
            <text:p>-0.32</text:p>
          </table:table-cell>
          <table:table-cell table:style-name="ce6" office:value-type="float" office:value="0.161" calcext:value-type="float">
            <text:p>0.161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table:formula="of:=[.B26]/[.B$22]" office:value-type="float" office:value="0.18233295583239" calcext:value-type="float">
            <text:p>0.182</text:p>
          </table:table-cell>
          <table:table-cell table:style-name="ce6" table:formula="of:=[.C26]/[.C$22]" office:value-type="float" office:value="0.177464788732394" calcext:value-type="float">
            <text:p>0.177</text:p>
          </table:table-cell>
          <table:table-cell table:number-columns-repeated="1019"/>
        </table:table-row>
        <table:table-row table:style-name="ro2">
          <table:table-cell table:style-name="ce4" office:value-type="float" office:value="-0.4" calcext:value-type="float">
            <text:p>-0.40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table:formula="of:=[.B27]/[.B$22]" office:value-type="float" office:value="0.104190260475651" calcext:value-type="float">
            <text:p>0.104</text:p>
          </table:table-cell>
          <table:table-cell table:style-name="ce6" table:formula="of:=[.C27]/[.C$22]" office:value-type="float" office:value="0.101408450704225" calcext:value-type="float">
            <text:p>0.101</text:p>
          </table:table-cell>
          <table:table-cell table:number-columns-repeated="1019"/>
        </table:table-row>
        <table:table-row table:style-name="ro2">
          <table:table-cell table:style-name="ce4" office:value-type="float" office:value="-0.48" calcext:value-type="float">
            <text:p>-0.48</text:p>
          </table:table-cell>
          <table:table-cell table:style-name="ce6" office:value-type="float" office:value="0.046" calcext:value-type="float">
            <text:p>0.046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table:formula="of:=[.B28]/[.B$22]" office:value-type="float" office:value="0.0520951302378256" calcext:value-type="float">
            <text:p>0.052</text:p>
          </table:table-cell>
          <table:table-cell table:style-name="ce6" table:formula="of:=[.C28]/[.C$22]" office:value-type="float" office:value="0.047887323943662" calcext:value-type="float">
            <text:p>0.048</text:p>
          </table:table-cell>
          <table:table-cell table:number-columns-repeated="1019"/>
        </table:table-row>
        <table:table-row table:style-name="ro2">
          <table:table-cell table:style-name="ce4" office:value-type="float" office:value="-0.56" calcext:value-type="float">
            <text:p>-0.56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table:formula="of:=[.B29]/[.B$22]" office:value-type="float" office:value="0.029445073612684" calcext:value-type="float">
            <text:p>0.029</text:p>
          </table:table-cell>
          <table:table-cell table:style-name="ce6" table:formula="of:=[.C29]/[.C$22]" office:value-type="float" office:value="0.0253521126760563" calcext:value-type="float">
            <text:p>0.025</text:p>
          </table:table-cell>
          <table:table-cell table:number-columns-repeated="1019"/>
        </table:table-row>
        <table:table-row table:style-name="ro2">
          <table:table-cell table:style-name="ce4" office:value-type="float" office:value="-0.64" calcext:value-type="float">
            <text:p>-0.64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table:formula="of:=[.B30]/[.B$22]" office:value-type="float" office:value="0.0158550396375991" calcext:value-type="float">
            <text:p>0.016</text:p>
          </table:table-cell>
          <table:table-cell table:style-name="ce6" table:formula="of:=[.C30]/[.C$22]" office:value-type="float" office:value="0.0140845070422535" calcext:value-type="float">
            <text:p>0.014</text:p>
          </table:table-cell>
          <table:table-cell table:number-columns-repeated="1019"/>
        </table:table-row>
        <table:table-row table:style-name="ro2">
          <table:table-cell table:style-name="ce4" office:value-type="float" office:value="-0.72" calcext:value-type="float">
            <text:p>-0.72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[.B31]/[.B$22]" office:value-type="float" office:value="0.00792751981879955" calcext:value-type="float">
            <text:p>0.008</text:p>
          </table:table-cell>
          <table:table-cell table:style-name="ce6" table:formula="of:=[.C31]/[.C$22]" office:value-type="float" office:value="0.00845070422535211" calcext:value-type="float">
            <text:p>0.008</text:p>
          </table:table-cell>
          <table:table-cell table:number-columns-repeated="1019"/>
        </table:table-row>
        <table:table-row table:style-name="ro2">
          <table:table-cell table:style-name="ce4" office:value-type="float" office:value="-0.8" calcext:value-type="float">
            <text:p>-0.80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[.B32]/[.B$22]" office:value-type="float" office:value="0.00339750849377123" calcext:value-type="float">
            <text:p>0.003</text:p>
          </table:table-cell>
          <table:table-cell table:style-name="ce6" table:formula="of:=[.C32]/[.C$22]" office:value-type="float" office:value="0.00563380281690141" calcext:value-type="float">
            <text:p>0.006</text:p>
          </table:table-cell>
          <table:table-cell table:number-columns-repeated="1019"/>
        </table:table-row>
        <table:table-row table:style-name="ro2">
          <table:table-cell table:style-name="ce4" office:value-type="float" office:value="-0.88" calcext:value-type="float">
            <text:p>-0.88</text:p>
          </table:table-cell>
          <table:table-cell table:number-columns-repeated="2" table:style-name="ce6" office:value-type="float" office:value="0.001" calcext:value-type="float">
            <text:p>0.001</text:p>
          </table:table-cell>
          <table:table-cell table:style-name="ce6" table:formula="of:=[.B33]/[.B$22]" office:value-type="float" office:value="0.00113250283125708" calcext:value-type="float">
            <text:p>0.001</text:p>
          </table:table-cell>
          <table:table-cell table:style-name="ce6" table:formula="of:=[.C33]/[.C$22]" office:value-type="float" office:value="0.0028169014084507" calcext:value-type="float">
            <text:p>0.003</text:p>
          </table:table-cell>
          <table:table-cell table:number-columns-repeated="1019"/>
        </table:table-row>
        <table:table-row table:style-name="ro2">
          <table:table-cell table:style-name="ce4" office:value-type="float" office:value="-0.96" calcext:value-type="float">
            <text:p>-0.9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table:formula="of:=[.B34]/[.B$22]" office:value-type="float" office:value="0" calcext:value-type="float">
            <text:p>0.000</text:p>
          </table:table-cell>
          <table:table-cell table:style-name="ce6" table:formula="of:=[.C34]/[.C$22]" office:value-type="float" office:value="0.0028169014084507" calcext:value-type="float">
            <text:p>0.003</text:p>
          </table:table-cell>
          <table:table-cell table:number-columns-repeated="1019"/>
        </table:table-row>
        <table:table-row table:style-name="ro2">
          <table:table-cell table:style-name="ce4" office:value-type="float" office:value="-1.04" calcext:value-type="float">
            <text:p>-1.04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style-name="ce6" table:formula="of:=[.B35]/[.B$22]" office:value-type="float" office:value="0" calcext:value-type="float">
            <text:p>0.000</text:p>
          </table:table-cell>
          <table:table-cell table:style-name="ce6" table:formula="of:=[.C35]/[.C$22]" office:value-type="float" office:value="0" calcext:value-type="float">
            <text:p>0.000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6:10:56.091000000</meta:creation-date>
    <dc:date>2020-02-11T16:41:42.856000000</dc:date>
    <meta:editing-duration>PT6M30S</meta:editing-duration>
    <meta:editing-cycles>2</meta:editing-cycles>
    <meta:generator>LibreOffice/6.4.0.3$Windows_X86_64 LibreOffice_project/b0a288ab3d2d4774cb44b62f04d5d28733ac6df8</meta:generator>
    <meta:document-statistic meta:table-count="2" meta:cell-count="18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4:Sheet2.A17 Sheet2.D4:Sheet2.E17" svg:x="1.32cm" svg:y="0.18cm" svg:width="12.037cm" svg:height="7.68cm">
          <chartooo:coordinate-region svg:x="1.722cm" svg:y="0.383cm" svg:width="11.295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4:Sheet2.D17" chart:class="chart:scatter">
            <chart:domain table:cell-range-address="Sheet2.A4:Sheet2.A17"/>
            <chart:data-point chart:repeated="14"/>
          </chart:series>
          <chart:series chart:style-name="ch10" chart:values-cell-range-address="Sheet2.E4:Sheet2.E17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:Sheet2.A17</svg:desc>
                </draw:g>
              </table:table-cell>
              <table:table-cell office:value-type="float" office:value="1">
                <text:p>1</text:p>
                <draw:g>
                  <svg:desc>Sheet2.D4:Sheet2.D17</svg:desc>
                </draw:g>
              </table:table-cell>
              <table:table-cell office:value-type="float" office:value="1">
                <text:p>1</text:p>
                <draw:g>
                  <svg:desc>Sheet2.E4:Sheet2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">
                <text:p>-0.0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47967479674797">
                <text:p>0.74796747967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">
                <text:p>-0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52845528455285">
                <text:p>0.55284552845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">
                <text:p>-0.09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8373983739837">
                <text:p>0.3983739837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">
                <text:p>-0.12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252032520325203">
                <text:p>0.252032520325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">
                <text:p>-0.18</text:p>
              </table:table-cell>
              <table:table-cell office:value-type="float" office:value="0.11">
                <text:p>0.11</text:p>
              </table:table-cell>
              <table:table-cell office:value-type="float" office:value="0.0975609756097561">
                <text:p>0.0975609756097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">
                <text:p>-0.21</text:p>
              </table:table-cell>
              <table:table-cell office:value-type="float" office:value="0.06">
                <text:p>0.06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">
                <text:p>-0.2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">
                <text:p>-0.2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">
                <text:p>-0.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4:Sheet2.A17 Sheet2.D4:Sheet2.E17" svg:x="1.32cm" svg:y="0.18cm" svg:width="12.037cm" svg:height="7.68cm">
          <chartooo:coordinate-region svg:x="1.722cm" svg:y="0.383cm" svg:width="11.295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4:Sheet2.D17" chart:class="chart:scatter">
            <chart:domain table:cell-range-address="Sheet2.A4:Sheet2.A17"/>
            <chart:data-point chart:repeated="14"/>
          </chart:series>
          <chart:series chart:style-name="ch10" chart:values-cell-range-address="Sheet2.E4:Sheet2.E17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:Sheet2.A17</svg:desc>
                </draw:g>
              </table:table-cell>
              <table:table-cell office:value-type="float" office:value="1">
                <text:p>1</text:p>
                <draw:g>
                  <svg:desc>Sheet2.D4:Sheet2.D17</svg:desc>
                </draw:g>
              </table:table-cell>
              <table:table-cell office:value-type="float" office:value="1">
                <text:p>1</text:p>
                <draw:g>
                  <svg:desc>Sheet2.E4:Sheet2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">
                <text:p>-0.0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47967479674797">
                <text:p>0.74796747967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">
                <text:p>-0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52845528455285">
                <text:p>0.55284552845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">
                <text:p>-0.09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8373983739837">
                <text:p>0.3983739837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">
                <text:p>-0.12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252032520325203">
                <text:p>0.252032520325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">
                <text:p>-0.18</text:p>
              </table:table-cell>
              <table:table-cell office:value-type="float" office:value="0.11">
                <text:p>0.11</text:p>
              </table:table-cell>
              <table:table-cell office:value-type="float" office:value="0.0975609756097561">
                <text:p>0.0975609756097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">
                <text:p>-0.21</text:p>
              </table:table-cell>
              <table:table-cell office:value-type="float" office:value="0.06">
                <text:p>0.06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">
                <text:p>-0.2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">
                <text:p>-0.2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">
                <text:p>-0.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22:Sheet2.A35 Sheet2.D22:Sheet2.E35" svg:x="1.32cm" svg:y="0.18cm" svg:width="12.037cm" svg:height="7.68cm">
          <chartooo:coordinate-region svg:x="1.723cm" svg:y="0.383cm" svg:width="11.294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22:Sheet2.D35" chart:class="chart:scatter">
            <chart:domain table:cell-range-address="Sheet2.A22:Sheet2.A35"/>
            <chart:data-point chart:repeated="14"/>
          </chart:series>
          <chart:series chart:style-name="ch10" chart:values-cell-range-address="Sheet2.E22:Sheet2.E35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2:Sheet2.A35</svg:desc>
                </draw:g>
              </table:table-cell>
              <table:table-cell office:value-type="float" office:value="1">
                <text:p>1</text:p>
                <draw:g>
                  <svg:desc>Sheet2.D22:Sheet2.D35</svg:desc>
                </draw:g>
              </table:table-cell>
              <table:table-cell office:value-type="float" office:value="1">
                <text:p>1</text:p>
                <draw:g>
                  <svg:desc>Sheet2.E22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">
                <text:p>-0.08</text:p>
              </table:table-cell>
              <table:table-cell office:value-type="float" office:value="0.716874292185731">
                <text:p>0.716874292185731</text:p>
              </table:table-cell>
              <table:table-cell office:value-type="float" office:value="0.738028169014085">
                <text:p>0.73802816901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">
                <text:p>-0.16</text:p>
              </table:table-cell>
              <table:table-cell office:value-type="float" office:value="0.514156285390713">
                <text:p>0.514156285390713</text:p>
              </table:table-cell>
              <table:table-cell office:value-type="float" office:value="0.47887323943662">
                <text:p>0.478873239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">
                <text:p>-0.24</text:p>
              </table:table-cell>
              <table:table-cell office:value-type="float" office:value="0.314835787089468">
                <text:p>0.314835787089468</text:p>
              </table:table-cell>
              <table:table-cell office:value-type="float" office:value="0.307042253521127">
                <text:p>0.307042253521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">
                <text:p>-0.32</text:p>
              </table:table-cell>
              <table:table-cell office:value-type="float" office:value="0.18233295583239">
                <text:p>0.18233295583239</text:p>
              </table:table-cell>
              <table:table-cell office:value-type="float" office:value="0.177464788732394">
                <text:p>0.17746478873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">
                <text:p>-0.4</text:p>
              </table:table-cell>
              <table:table-cell office:value-type="float" office:value="0.104190260475651">
                <text:p>0.104190260475651</text:p>
              </table:table-cell>
              <table:table-cell office:value-type="float" office:value="0.101408450704225">
                <text:p>0.101408450704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">
                <text:p>-0.48</text:p>
              </table:table-cell>
              <table:table-cell office:value-type="float" office:value="0.0520951302378256">
                <text:p>0.0520951302378256</text:p>
              </table:table-cell>
              <table:table-cell office:value-type="float" office:value="0.047887323943662">
                <text:p>0.047887323943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6">
                <text:p>-0.56</text:p>
              </table:table-cell>
              <table:table-cell office:value-type="float" office:value="0.029445073612684">
                <text:p>0.029445073612684</text:p>
              </table:table-cell>
              <table:table-cell office:value-type="float" office:value="0.0253521126760563">
                <text:p>0.025352112676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">
                <text:p>-0.64</text:p>
              </table:table-cell>
              <table:table-cell office:value-type="float" office:value="0.0158550396375991">
                <text:p>0.0158550396375991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">
                <text:p>-0.72</text:p>
              </table:table-cell>
              <table:table-cell office:value-type="float" office:value="0.00792751981879955">
                <text:p>0.00792751981879955</text:p>
              </table:table-cell>
              <table:table-cell office:value-type="float" office:value="0.00845070422535211">
                <text:p>0.00845070422535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0.00339750849377123">
                <text:p>0.00339750849377123</text:p>
              </table:table-cell>
              <table:table-cell office:value-type="float" office:value="0.00563380281690141">
                <text:p>0.00563380281690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8">
                <text:p>-0.88</text:p>
              </table:table-cell>
              <table:table-cell office:value-type="float" office:value="0.00113250283125708">
                <text:p>0.00113250283125708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">
                <text:p>-0.96</text:p>
              </table:table-cell>
              <table:table-cell office:value-type="float" office:value="0">
                <text:p>0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4">
                <text:p>-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6" svg:x="1.321cm" svg:y="0.18cm" svg:width="14.359cm" svg:height="7.669cm">
          <chartooo:coordinate-region svg:x="2.75cm" svg:y="0.382cm" svg:width="11.499cm" svg:height="7.265cm"/>
          <chart:axis chart:dimension="x" chart:name="primary-x" chart:style-name="ch3">
            <chart:title svg:x="7.533cm" svg:y="8.029cm" chart:style-name="ch4">
              <text:p>f [Frequency]</text:p>
            </chart:title>
          </chart:axis>
          <chart:axis chart:dimension="y" chart:name="primary-y" chart:style-name="ch3">
            <chart:title svg:x="0.451cm" svg:y="5.553cm" chart:style-name="ch5">
              <text:p>V0 [Stopping Voltage]</text:p>
            </chart:title>
            <chart:grid chart:style-name="ch6" chart:class="major"/>
          </chart:axis>
          <chart:series chart:style-name="ch7" chart:values-cell-range-address="Sheet1.C2:Sheet1.C6" chart:class="chart:scatter">
            <chart:domain table:cell-range-address="Sheet1.B2:Sheet1.B6"/>
            <chart:regression-curve chart:style-name="ch8">
              <chart:equation chart:display-equation="true" chart:display-r-square="true" svg:x="5.493cm" svg:y="1.654cm"/>
            </chart:regression-curve>
            <chart:data-point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114107086614">
                <text:p>472114107086614</text:p>
                <draw:g>
                  <svg:desc>Sheet1.B2:Sheet1.B6</svg:desc>
                </draw:g>
              </table:table-cell>
              <table:table-cell office:value-type="float" office:value="-0.39">
                <text:p>-0.39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951680701754">
                <text:p>52595168070175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5171218518519">
                <text:p>55517121851851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584916000000">
                <text:p>599584916000000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1722734782609">
                <text:p>651722734782609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